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7"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k. </text:span><text:span text:style-name="T111">Something about danger rang through Chief’s mind. Something bad, something terrible was going to happen to Murdock. Gah, if only he could remember.</text:span></text:p>
      <text:p text:style-name="P13"><text:s text:c="5"/><text:span text:style-name="T112">Murdock put down a full house and exclaimed “Winner winner chicken dinner! Full house boys!”</text:span></text:p>
      <text:p text:style-name="P13"><text:s text:c="5"/><text:span text:style-name="T113">The other men at the table were upset with Murdock and how he played cards. But Murdock couldn’t help winning. He just had that luck about him.</text:span></text:p>
      <text:p text:style-name="P13"><text:soft-page-break/><text:s text:c="5"/><text:span text:style-name="T114">Chief walked over to Murdock. “Murdock, what are you doing here?” He asked.</text:span></text:p>
      <text:p text:style-name="P13"><text:s text:c="5"/><text:span text:style-name="T114">Murdock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k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k.”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k fell to the ground dead.</text:span></text:p>
      <text:p text:style-name="P13"><text:s text:c="5"/><text:span text:style-name="T115">Chief spun around and looked at the shooter. It was the man Murdock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k.</text:span></text:p>
      <text:p text:style-name="P13"><text:s text:c="5"/><text:span text:style-name="T115">Once he was sure he was in the clear, Chief opened a time vortex and vanished.</text:span></text:p>
      <text:p text:style-name="P13"/>
      <text:p text:style-name="P17">Chapter Five</text:p>
      <text:p text:style-name="P17"/>
      <text:p text:style-name="P17"><text:s text:c="5"/><text:span text:style-name="T116">Chief exited the time vortex. Murdock’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7"><text:s text:c="5"/><text:span text:style-name="T118">Looking around, Chief saw that people were doing their jobs as usu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9:31:11.334000000</dc:date>
    <meta:editing-cycles>129</meta:editing-cycles>
    <meta:generator>LibreOffice/7.4.0.3$Windows_X86_64 LibreOffice_project/f85e47c08ddd19c015c0114a68350214f7066f5a</meta:generator>
    <meta:editing-duration>PT3H3M34S</meta:editing-duration>
    <meta:document-statistic meta:table-count="0" meta:image-count="0" meta:object-count="0" meta:page-count="17" meta:paragraph-count="221" meta:word-count="4075" meta:character-count="22626" meta:non-whitespace-character-count="17719"/>
  </office:meta>
</office:document-meta>
</file>